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6b41" officeooo:paragraph-rsid="00086b41" style:font-weight-asian="bold" style:font-weight-complex="bold"/>
    </style:style>
    <style:style style:name="P2" style:family="paragraph" style:parent-style-name="Standard">
      <style:text-properties style:text-underline-style="none" fo:font-weight="normal" officeooo:rsid="00089b89" officeooo:paragraph-rsid="00089b89" style:font-weight-asian="normal" style:font-weight-complex="normal"/>
    </style:style>
    <style:style style:name="P3" style:family="paragraph" style:parent-style-name="Standard">
      <style:text-properties style:text-underline-style="none" fo:font-weight="normal" officeooo:rsid="000b71d9" officeooo:paragraph-rsid="000b71d9" style:font-weight-asian="normal" style:font-weight-complex="normal"/>
    </style:style>
    <style:style style:name="P4" style:family="paragraph" style:parent-style-name="Standard">
      <style:text-properties style:text-underline-style="none" fo:font-weight="normal" officeooo:rsid="000f5240" officeooo:paragraph-rsid="000f5240" style:font-weight-asian="normal" style:font-weight-complex="normal"/>
    </style:style>
    <style:style style:name="P5" style:family="paragraph" style:parent-style-name="Standard">
      <style:text-properties style:text-underline-style="none" fo:font-weight="normal" officeooo:rsid="0013960b" officeooo:paragraph-rsid="0013960b" style:font-weight-asian="normal" style:font-weight-complex="normal"/>
    </style:style>
    <style:style style:name="P6" style:family="paragraph" style:parent-style-name="Standard">
      <style:text-properties style:text-underline-style="none" fo:font-weight="normal" officeooo:rsid="001437a6" officeooo:paragraph-rsid="001437a6" style:font-weight-asian="normal" style:font-weight-complex="normal"/>
    </style:style>
    <style:style style:name="P7" style:family="paragraph" style:parent-style-name="Standard">
      <style:text-properties style:text-underline-style="none" fo:font-weight="normal" officeooo:rsid="0016e1af" officeooo:paragraph-rsid="0016e1af" style:font-weight-asian="normal" style:font-weight-complex="normal"/>
    </style:style>
    <style:style style:name="P8" style:family="paragraph" style:parent-style-name="Standard">
      <style:text-properties style:text-underline-style="none" fo:font-weight="normal" officeooo:rsid="000b71d9" officeooo:paragraph-rsid="000b71d9" style:font-weight-asian="normal" style:font-weight-complex="normal"/>
    </style:style>
    <style:style style:name="P9" style:family="paragraph" style:parent-style-name="Standard">
      <style:text-properties style:text-underline-style="none" fo:font-weight="normal" officeooo:rsid="001bfff3" officeooo:paragraph-rsid="001bfff3" style:font-weight-asian="normal" style:font-weight-complex="normal"/>
    </style:style>
    <style:style style:name="P10" style:family="paragraph" style:parent-style-name="Standard">
      <style:text-properties style:text-underline-style="none" fo:font-weight="normal" officeooo:rsid="00089b89" officeooo:paragraph-rsid="00089b89" style:font-weight-asian="normal" style:font-weight-complex="normal"/>
    </style:style>
    <style:style style:name="P11" style:family="paragraph" style:parent-style-name="Standard">
      <style:text-properties style:text-underline-style="none" fo:font-weight="normal" officeooo:rsid="001e9844" officeooo:paragraph-rsid="001e9844" style:font-weight-asian="normal" style:font-weight-complex="normal"/>
    </style:style>
    <style:style style:name="P12" style:family="paragraph" style:parent-style-name="Standard">
      <style:text-properties style:text-underline-style="none" fo:font-weight="normal" officeooo:rsid="00239da2" officeooo:paragraph-rsid="00239da2" style:font-weight-asian="normal" style:font-weight-complex="normal"/>
    </style:style>
    <style:style style:name="P13" style:family="paragraph" style:parent-style-name="Standard">
      <style:text-properties style:text-underline-style="none" fo:font-weight="normal" officeooo:rsid="002a8f63" officeooo:paragraph-rsid="002a8f63" style:font-weight-asian="normal" style:font-weight-complex="normal"/>
    </style:style>
    <style:style style:name="P14" style:family="paragraph" style:parent-style-name="Standard">
      <style:text-properties style:text-underline-style="none" fo:font-weight="normal" officeooo:rsid="002c1ef0" officeooo:paragraph-rsid="002d6f43" style:font-weight-asian="normal" style:font-weight-complex="normal"/>
    </style:style>
    <style:style style:name="P15" style:family="paragraph" style:parent-style-name="Standard">
      <style:text-properties style:text-underline-style="none" fo:font-weight="normal" officeooo:rsid="002d6f43" officeooo:paragraph-rsid="002d6f43" style:font-weight-asian="normal" style:font-weight-complex="normal"/>
    </style:style>
    <style:style style:name="P16" style:family="paragraph" style:parent-style-name="Standard">
      <style:text-properties style:text-underline-style="none" fo:font-weight="normal" officeooo:rsid="00378c5b" officeooo:paragraph-rsid="00378c5b" style:font-weight-asian="normal" style:font-weight-complex="normal"/>
    </style:style>
    <style:style style:name="P17" style:family="paragraph" style:parent-style-name="Standard">
      <style:text-properties style:text-underline-style="none" fo:font-weight="normal" officeooo:rsid="003c3d7d" officeooo:paragraph-rsid="003c3d7d" style:font-weight-asian="normal" style:font-weight-complex="normal"/>
    </style:style>
    <style:style style:name="P18" style:family="paragraph" style:parent-style-name="Standard">
      <style:text-properties style:text-underline-style="none" fo:font-weight="normal" officeooo:rsid="00402f3b" officeooo:paragraph-rsid="00402f3b" style:font-weight-asian="normal" style:font-weight-complex="normal"/>
    </style:style>
    <style:style style:name="P19" style:family="paragraph" style:parent-style-name="Standard">
      <style:text-properties style:text-underline-style="none" fo:font-weight="normal" officeooo:rsid="0059addf" officeooo:paragraph-rsid="0059addf" style:font-weight-asian="normal" style:font-weight-complex="normal"/>
    </style:style>
    <style:style style:name="P20" style:family="paragraph" style:parent-style-name="Standard">
      <style:text-properties style:text-underline-style="none" fo:font-weight="normal" officeooo:rsid="0062f9d2" officeooo:paragraph-rsid="0062f9d2" style:font-weight-asian="normal" style:font-weight-complex="normal"/>
    </style:style>
    <style:style style:name="P21" style:family="paragraph" style:parent-style-name="Standard">
      <style:text-properties style:text-underline-style="none" fo:font-weight="normal" officeooo:rsid="006a7aee" officeooo:paragraph-rsid="006a7aee" style:font-weight-asian="normal" style:font-weight-complex="normal"/>
    </style:style>
    <style:style style:name="P22" style:family="paragraph" style:parent-style-name="Standard">
      <style:text-properties style:text-underline-style="none" fo:font-weight="bold" officeooo:rsid="001cc270" officeooo:paragraph-rsid="001cc270" style:font-weight-asian="bold" style:font-weight-complex="bold"/>
    </style:style>
    <style:style style:name="P23" style:family="paragraph" style:parent-style-name="Standard">
      <style:paragraph-properties fo:break-before="page"/>
      <style:text-properties style:text-underline-style="none" fo:font-weight="bold" officeooo:rsid="001cc270" officeooo:paragraph-rsid="001cc270" style:font-weight-asian="bold" style:font-weight-complex="bold"/>
    </style:style>
    <style:style style:name="P24" style:family="paragraph" style:parent-style-name="Standard">
      <style:text-properties style:text-underline-style="none" fo:font-weight="bold" officeooo:rsid="00260fdf" officeooo:paragraph-rsid="00260fdf" style:font-weight-asian="bold" style:font-weight-complex="bold"/>
    </style:style>
    <style:style style:name="P25" style:family="paragraph" style:parent-style-name="Standard">
      <style:text-properties style:text-underline-style="none" fo:font-weight="bold" officeooo:rsid="00402f3b" officeooo:paragraph-rsid="00402f3b" style:font-weight-asian="bold" style:font-weight-complex="bold"/>
    </style:style>
    <style:style style:name="P26" style:family="paragraph" style:parent-style-name="Standard">
      <style:text-properties style:text-underline-style="none" fo:font-weight="bold" officeooo:rsid="004314a8" officeooo:paragraph-rsid="00402f3b" style:font-weight-asian="bold" style:font-weight-complex="bold"/>
    </style:style>
    <style:style style:name="P27" style:family="paragraph" style:parent-style-name="Standard">
      <style:text-properties style:text-underline-style="none" fo:font-weight="bold" officeooo:rsid="004314a8" officeooo:paragraph-rsid="00567266" style:font-weight-asian="bold" style:font-weight-complex="bold"/>
    </style:style>
    <style:style style:name="P28" style:family="paragraph" style:parent-style-name="Standard">
      <style:text-properties style:text-underline-style="none" fo:font-weight="bold" officeooo:rsid="004920c3" officeooo:paragraph-rsid="004920c3" style:font-weight-asian="bold" style:font-weight-complex="bold"/>
    </style:style>
    <style:style style:name="P29" style:family="paragraph" style:parent-style-name="Standard">
      <style:text-properties style:text-underline-style="none" fo:font-weight="bold" officeooo:rsid="004920c3" officeooo:paragraph-rsid="004b03dd" style:font-weight-asian="bold" style:font-weight-complex="bold"/>
    </style:style>
    <style:style style:name="P30" style:family="paragraph" style:parent-style-name="Standard">
      <style:text-properties style:text-underline-style="none" fo:font-weight="bold" officeooo:rsid="004b03dd" officeooo:paragraph-rsid="004b03dd" style:font-weight-asian="bold" style:font-weight-complex="bold"/>
    </style:style>
    <style:style style:name="P31" style:family="paragraph" style:parent-style-name="Standard">
      <style:text-properties style:text-underline-style="none" fo:font-weight="bold" officeooo:rsid="004f7781" officeooo:paragraph-rsid="004f7781" style:font-weight-asian="bold" style:font-weight-complex="bold"/>
    </style:style>
    <style:style style:name="P32" style:family="paragraph" style:parent-style-name="Standard">
      <style:text-properties style:text-underline-style="none" fo:font-weight="bold" officeooo:rsid="006e9df9" officeooo:paragraph-rsid="006e9df9" style:font-weight-asian="bold" style:font-weight-complex="bold"/>
    </style:style>
    <style:style style:name="P33" style:family="paragraph" style:parent-style-name="Standard">
      <style:paragraph-properties fo:break-before="page"/>
      <style:text-properties style:text-underline-style="none" fo:font-weight="bold" officeooo:rsid="006e9df9" officeooo:paragraph-rsid="00765c11" style:font-weight-asian="bold" style:font-weight-complex="bold"/>
    </style:style>
    <style:style style:name="P34" style:family="paragraph" style:parent-style-name="Standard">
      <style:text-properties style:text-underline-style="none" fo:font-weight="bold" officeooo:rsid="00765c11" officeooo:paragraph-rsid="00765c11" style:font-weight-asian="bold" style:font-weight-complex="bold"/>
    </style:style>
    <style:style style:name="P35" style:family="paragraph" style:parent-style-name="Standard">
      <style:text-properties style:text-underline-style="solid" style:text-underline-width="auto" style:text-underline-color="font-color" fo:font-weight="normal" officeooo:rsid="001e9844" officeooo:paragraph-rsid="001e9844"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03fd268" officeooo:paragraph-rsid="003fd268" style:font-weight-asian="normal" style:font-weight-complex="normal"/>
    </style:style>
    <style:style style:name="P37" style:family="paragraph" style:parent-style-name="Standard">
      <style:text-properties style:text-underline-style="solid" style:text-underline-width="auto" style:text-underline-color="font-color" fo:font-weight="bold" officeooo:rsid="00294985" officeooo:paragraph-rsid="00294985"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46d50b" officeooo:paragraph-rsid="0046d50b"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4e81f6" officeooo:paragraph-rsid="004e81f6" style:font-weight-asian="bold" style:font-weight-complex="bold"/>
    </style:style>
    <style:style style:name="P40" style:family="paragraph" style:parent-style-name="Standard">
      <style:text-properties style:text-underline-style="solid" style:text-underline-width="auto" style:text-underline-color="font-color" fo:font-weight="bold" officeooo:rsid="0059addf" officeooo:paragraph-rsid="0059addf" style:font-weight-asian="bold" style:font-weight-complex="bold"/>
    </style:style>
    <style:style style:name="T1" style:family="text">
      <style:text-properties officeooo:rsid="00096200"/>
    </style:style>
    <style:style style:name="T2" style:family="text">
      <style:text-properties officeooo:rsid="000a38dd"/>
    </style:style>
    <style:style style:name="T3" style:family="text">
      <style:text-properties officeooo:rsid="000d6d2d"/>
    </style:style>
    <style:style style:name="T4" style:family="text">
      <style:text-properties officeooo:rsid="00162916"/>
    </style:style>
    <style:style style:name="T5" style:family="text">
      <style:text-properties officeooo:rsid="001992e4"/>
    </style:style>
    <style:style style:name="T6" style:family="text">
      <style:text-properties fo:font-weight="normal" style:font-weight-asian="normal" style:font-weight-complex="normal"/>
    </style:style>
    <style:style style:name="T7" style:family="text">
      <style:text-properties fo:font-weight="normal" officeooo:rsid="0047c624" style:font-weight-asian="normal" style:font-weight-complex="normal"/>
    </style:style>
    <style:style style:name="T8" style:family="text">
      <style:text-properties fo:font-weight="normal" officeooo:rsid="004b03dd" style:font-weight-asian="normal" style:font-weight-complex="normal"/>
    </style:style>
    <style:style style:name="T9" style:family="text">
      <style:text-properties fo:font-weight="normal" officeooo:rsid="00513a7b" style:font-weight-asian="normal" style:font-weight-complex="normal"/>
    </style:style>
    <style:style style:name="T10" style:family="text">
      <style:text-properties fo:font-weight="normal" officeooo:rsid="0051e2fb" style:font-weight-asian="normal" style:font-weight-complex="normal"/>
    </style:style>
    <style:style style:name="T11" style:family="text">
      <style:text-properties fo:font-weight="normal" officeooo:rsid="007041a2" style:font-weight-asian="normal" style:font-weight-complex="normal"/>
    </style:style>
    <style:style style:name="T12" style:family="text">
      <style:text-properties fo:font-weight="normal" officeooo:rsid="0076ca0f" style:font-weight-asian="normal" style:font-weight-complex="normal"/>
    </style:style>
    <style:style style:name="T13" style:family="text">
      <style:text-properties fo:font-weight="normal" officeooo:rsid="0078b0b1" style:font-weight-asian="normal" style:font-weight-complex="normal"/>
    </style:style>
    <style:style style:name="T14" style:family="text">
      <style:text-properties fo:font-weight="normal" officeooo:rsid="00790ecb" style:font-weight-asian="normal" style:font-weight-complex="normal"/>
    </style:style>
    <style:style style:name="T15" style:family="text">
      <style:text-properties officeooo:rsid="0020014d"/>
    </style:style>
    <style:style style:name="T16" style:family="text">
      <style:text-properties officeooo:rsid="00204999"/>
    </style:style>
    <style:style style:name="T17" style:family="text">
      <style:text-properties officeooo:rsid="0024bba7"/>
    </style:style>
    <style:style style:name="T18" style:family="text">
      <style:text-properties officeooo:rsid="00294985"/>
    </style:style>
    <style:style style:name="T19" style:family="text">
      <style:text-properties officeooo:rsid="002c70f8"/>
    </style:style>
    <style:style style:name="T20" style:family="text">
      <style:text-properties officeooo:rsid="002dcb47"/>
    </style:style>
    <style:style style:name="T21" style:family="text">
      <style:text-properties officeooo:rsid="002f77f0"/>
    </style:style>
    <style:style style:name="T22" style:family="text">
      <style:text-properties officeooo:rsid="002fe051"/>
    </style:style>
    <style:style style:name="T23" style:family="text">
      <style:text-properties officeooo:rsid="003948d0"/>
    </style:style>
    <style:style style:name="T24" style:family="text">
      <style:text-properties officeooo:rsid="003b0174"/>
    </style:style>
    <style:style style:name="T25" style:family="text">
      <style:text-properties officeooo:rsid="003e3d34"/>
    </style:style>
    <style:style style:name="T26" style:family="text">
      <style:text-properties officeooo:rsid="005c8e9d"/>
    </style:style>
    <style:style style:name="T27" style:family="text">
      <style:text-properties officeooo:rsid="005e6c96"/>
    </style:style>
    <style:style style:name="T28" style:family="text">
      <style:text-properties officeooo:rsid="005fb1cf"/>
    </style:style>
    <style:style style:name="T29" style:family="text">
      <style:text-properties officeooo:rsid="0061e2c4"/>
    </style:style>
    <style:style style:name="T30" style:family="text">
      <style:text-properties officeooo:rsid="0064c7a7"/>
    </style:style>
    <style:style style:name="T31" style:family="text">
      <style:text-properties officeooo:rsid="006686c9"/>
    </style:style>
    <style:style style:name="T32" style:family="text">
      <style:text-properties officeooo:rsid="0068f320"/>
    </style:style>
    <style:style style:name="T33" style:family="text">
      <style:text-properties officeooo:rsid="006d7a42"/>
    </style:style>
    <style:style style:name="T34" style:family="text">
      <style:text-properties officeooo:rsid="00732915"/>
    </style:style>
    <style:style style:name="T35" style:family="text">
      <style:text-properties officeooo:rsid="007bf0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undations of Jenkins <text:span text:style-name="T25">Web server</text:span></text:p>
      <text:p text:style-name="P1"/>
      <text:p text:style-name="P2">The software delivery process consists of compiling code from source into machine language, the language which the CPU understands, and creating an executable binary file, and then performing tests on the compiled application and then deploying the application. This process of compiling a program, running tests, and deploying can be achieved autonomously using jenkins, <text:span text:style-name="T1">thus saves time and less human intervention involved. </text:span><text:span text:style-name="T2">So the first foundation of jenkins is automation.</text:span></text:p>
      <text:p text:style-name="P2"/>
      <text:p text:style-name="P3">A second foundation of Jenkins is code integration. Jenkins enables developers to integrate code into their developing application and Jenkins will will automatically build and test the newly integrated code <text:span text:style-name="T3">to make sure the application is still in a working state and nothing has broken.</text:span></text:p>
      <text:p text:style-name="P3"/>
      <text:p text:style-name="P4">A third feature of Jenkins is the Build and test automation stages, Jenkins allows us to automate the process of pulling code from source, compiling and running tests on the application and generating reports based on the compilation and tests performed. </text:p>
      <text:p text:style-name="P4"/>
      <text:p text:style-name="P5">A fourth feature of Jenkins is the plugin system, allowing us to integrate and work with different tools thus extending the functionality of Jenkins. Similar to importing libraries when programming. APIs.</text:p>
      <text:p text:style-name="P5"/>
      <text:p text:style-name="P6">A fifth feature is Pipeline as code approach. Being that We create our pipeline of code integration and deployment and creating an application and running tests etc and producing a working application, using Code to create the infrastructure of our pipeline. <text:span text:style-name="T4">Thus writing our infrastructure in code makes it more readable and easier to maintain.</text:span></text:p>
      <text:p text:style-name="P6"/>
      <text:p text:style-name="P7">A Sixth feature is the continuous deployment, Jenkins allows us to automate the deployment process of our application, <text:span text:style-name="T5">after successfully building and passing tests Jenkins can deploy to different development environments such as stable, testing, production etc.</text:span></text:p>
      <text:p text:style-name="P3"/>
      <text:p text:style-name="P9">A seventh feature is the feature of monitoring and reporting, Jenkins not only Automates the builds,tests and deployments, but also creates reports about the pipeline process, thus making it easier to debug and maintain the pipeline.</text:p>
      <text:p text:style-name="P9"/>
      <text:p text:style-name="P22">Reference: <text:a xlink:type="simple" xlink:href="https://chat.openai.com/c/f0ff2575-585c-4fcf-9a43-6d5dbb7662a4" text:style-name="Internet_20_link" text:visited-style-name="Visited_20_Internet_20_Link"><text:span text:style-name="T6">https://chat.openai.com/c/f0ff2575-585c-4fcf-9a43-6d5dbb7662a4</text:span></text:a></text:p>
      <text:p text:style-name="P22"><text:span text:style-name="T6">“What are the fundamental principles behind Jenkins in the context of Continuous integration and deployment”</text:span></text:p>
      <text:p text:style-name="P22"><text:span text:style-name="T6"/></text:p>
      <text:p text:style-name="P22"><text:span text:style-name="T6"/></text:p>
      <text:p text:style-name="P23"><text:span text:style-name="T6"/></text:p>
      <text:p text:style-name="P2"/>
      <text:p text:style-name="P35">Code integration example </text:p>
      <text:p text:style-name="P35"/>
      <text:p text:style-name="P11">We could use Jenkins to help a group of developers, for example they are using the git versioning control system, thus we can use <text:span text:style-name="T15">J</text:span>enkins to create a job which automatically is triggered when there is a push to the development repository, which would clone the repository, and then compile the application and run tests to create a working application, while at the same time generating reports to send back to the developers, such as if an build failed, then the developer that integrated the code in the code base needs to be notified right away that their newly added code has caused whatever build error. <text:span text:style-name="T16">Thus continuos integration, by constantly compiling updated source code and running tests to see if any changes have left the application still in a workable state etc.</text:span></text:p>
      <text:p text:style-name="P11"/>
      <text:p text:style-name="P12">Thus using <text:span text:style-name="T17">J</text:span>enkins allows us to perform frequent integration every time the code base is updated by the developers. Giving faster feedback and make sure the codebase remains reliable. <text:span text:style-name="T18">And thus we now have a fully working executable ready for deployment.</text:span></text:p>
      <text:p text:style-name="P12"/>
      <text:p text:style-name="P24">Reference: <text:a xlink:type="simple" xlink:href="https://chat.openai.com/c/f0ff2575-585c-4fcf-9a43-6d5dbb7662a4" text:style-name="Internet_20_link" text:visited-style-name="Visited_20_Internet_20_Link"><text:span text:style-name="T6">https://chat.openai.com/c/f0ff2575-585c-4fcf-9a43-6d5dbb7662a4</text:span></text:a></text:p>
      <text:p text:style-name="P24"><text:span text:style-name="T6">“Can you give an example of continuous integration in Jenkins”.</text:span></text:p>
      <text:p text:style-name="P24"><text:span text:style-name="T6"/></text:p>
      <text:p text:style-name="P37"><text:span text:style-name="T6">Code deployment example</text:span></text:p>
      <text:p text:style-name="P2"/>
      <text:p text:style-name="P13">So now we have our executable, which has been compiled and passed all the tests by the Jenkins Code integration pipeline. We can then use Jenkins for then deploying our application in different environments.</text:p>
      <text:p text:style-name="P13"/>
      <text:p text:style-name="P14">We can create our environment, making sure all dependences are installed, for the application to run in and everything is configured correctly. We can also define deployment configurations for environments <text:span text:style-name="T19">such as deployment targets, server ssh login credentials, scripts to run etc. In order to make sure the environment is properly configured.</text:span></text:p>
      <text:p text:style-name="P14"/>
      <text:p text:style-name="P15">And then executing the executable <text:span text:style-name="T20">in the target deployment environments. </text:span><text:span text:style-name="T21">And we can configure Jenkins to do automated deployments which are triggered after successful builds. </text:span><text:span text:style-name="T22">Thus creating a smooth process of then running our application without error.</text:span></text:p>
      <text:p text:style-name="P15"/>
      <text:p text:style-name="P16">For example code integration to pull code and test it and create docker image out of the executable. And then in the CD stage, setup the environment within the container etc <text:span text:style-name="T23">and running it </text:span><text:span text:style-name="T24">on the designated host/s using kubernetes or docker swarm as an example.</text:span></text:p>
      <text:p text:style-name="P16"/>
      <text:p text:style-name="P16"/>
      <text:p text:style-name="P17">Could create a Jenkins pipeline for one of my own projects.</text:p>
      <text:p text:style-name="P17"/>
      <text:p text:style-name="P17"/>
      <text:p text:style-name="P36">Jenkins Pipeline</text:p>
      <text:p text:style-name="P36"/>
      <text:p text:style-name="P25">Clone→Build→Test→Package→Deploy</text:p>
      <text:p text:style-name="P26"><text:span text:style-name="T6"/></text:p>
      <text:p text:style-name="P38"><text:span text:style-name="T6">Declarative pipeline </text:span><text:span text:style-name="T7">example</text:span></text:p>
      <text:p text:style-name="P38"><text:span text:style-name="T7"/></text:p>
      <text:p text:style-name="P28"><text:span text:style-name="T7">p</text:span><text:span text:style-name="T6">ipeline {</text:span></text:p>
      <text:p text:style-name="P28"><text:span text:style-name="T6"><text:tab/>agent any</text:span></text:p>
      <text:p text:style-name="P28"><text:span text:style-name="T6"><text:tab/>Stages {</text:span></text:p>
      <text:p text:style-name="P28"><text:span text:style-name="T6"><text:tab/><text:tab/>stage(‘Build’){</text:span></text:p>
      <text:p text:style-name="P28"><text:span text:style-name="T6"><text:tab/><text:tab/><text:tab/>steps {</text:span></text:p>
      <text:p text:style-name="P28"><text:span text:style-name="T6"><text:tab/><text:tab/><text:tab/>//build step logic</text:span></text:p>
      <text:p text:style-name="P28"><text:span text:style-name="T6"><text:tab/><text:tab/><text:tab/>}</text:span></text:p>
      <text:p text:style-name="P28"><text:span text:style-name="T6"><text:tab/><text:tab/> <text:s/>}</text:span></text:p>
      <text:p text:style-name="P28"><text:span text:style-name="T6"><text:tab/><text:tab/>stage(‘Test’){</text:span></text:p>
      <text:p text:style-name="P28"><text:span text:style-name="T6"><text:tab/><text:tab/><text:tab/>steps {</text:span></text:p>
      <text:p text:style-name="P28"><text:span text:style-name="T6"><text:tab/><text:tab/><text:tab/><text:tab/>//test step logic</text:span></text:p>
      <text:p text:style-name="P28"><text:span text:style-name="T6"><text:tab/><text:tab/><text:tab/></text:span><text:span text:style-name="T8">}</text:span></text:p>
      <text:p text:style-name="P28"><text:span text:style-name="T8"><text:tab/><text:tab/> }</text:span></text:p>
      <text:p text:style-name="P28"><text:span text:style-name="T8"><text:tab/><text:tab/>stage(‘Deploy’) {</text:span></text:p>
      <text:p text:style-name="P28"><text:span text:style-name="T8"><text:tab/><text:tab/><text:tab/>steps{</text:span></text:p>
      <text:p text:style-name="P28"><text:span text:style-name="T8"><text:tab/><text:tab/><text:tab/><text:tab/>//deploy step logic</text:span></text:p>
      <text:p text:style-name="P28"><text:span text:style-name="T8"><text:tab/><text:tab/><text:tab/>}</text:span></text:p>
      <text:p text:style-name="P28"><text:span text:style-name="T8"><text:tab/><text:tab/> }</text:span></text:p>
      <text:p text:style-name="P28"><text:span text:style-name="T8"><text:tab/>}</text:span></text:p>
      <text:p text:style-name="P30"><text:span text:style-name="T6">}</text:span></text:p>
      <text:p text:style-name="P29"><text:span text:style-name="T6"/></text:p>
      <text:p text:style-name="P39"><text:span text:style-name="T6">Scripted pipeline</text:span></text:p>
      <text:p text:style-name="P39"><text:span text:style-name="T6"/></text:p>
      <text:p text:style-name="P31"><text:span text:style-name="T6">we can also have more advance logic using Scripted pipelines </text:span><text:span text:style-name="T9">as opposed to declarative pipelines, </text:span><text:span text:style-name="T10">increased flexibility in our programming of the pipeline, and it starts with the node keyword.</text:span></text:p>
      <text:p text:style-name="P18"/>
      <text:p text:style-name="P18"/>
      <text:p text:style-name="P27">Reference: <text:a xlink:type="simple" xlink:href="https://app.qa.com/course/jenkins-cicd/jenkins-pipeline/?context_id=9599&amp;context_resource=lp" text:style-name="Internet_20_link" text:visited-style-name="Visited_20_Internet_20_Link"><text:span text:style-name="T6">https://app.qa.com/course/jenkins-cicd/jenkins-pipeline/?context_id=9599&amp;context_resource=lp</text:span></text:a></text:p>
      <text:p text:style-name="P27"><text:span text:style-name="T6"/></text:p>
      <text:p text:style-name="P27"><text:span text:style-name="T6"/></text:p>
      <text:p text:style-name="P40"><text:span text:style-name="T6">Jenkins architecture</text:span></text:p>
      <text:p text:style-name="P40"><text:span text:style-name="T6"/></text:p>
      <text:p text:style-name="P19">At the core of the architecture design is the Master process. The master manages the execution of jobs and pipelines. All workloads are distributed by the Master process to it’s Agent processes to perform scheduled builds <text:span text:style-name="T26">and Manages the agents. </text:span><text:span text:style-name="T27">The agents are connected to the Jenkins Master through pipes or sockets most likely. </text:span><text:span text:style-name="T28">Agents can be on separate machines entirely </text:span><text:span text:style-name="T29">and Agents can have varying operating systems and configurations to one another. So for example if there is a build job for a windows operating system, the master should delegate that build request to the agent with a windows operating system in order to then perform continuos integration and deployments.</text:span></text:p>
      <text:p text:style-name="P19"/>
      <text:p text:style-name="P20">The <text:span text:style-name="T30">J</text:span>enkins controller is what <text:span text:style-name="T31">facilitates</text:span> the communication between master and agents and also helps the master by being the distributor of build tasks to the agents <text:s/>on behalf of the master. <text:span text:style-name="T32">And any feedback such as logging information, and results are sent to and from the masters and the agents.</text:span></text:p>
      <text:p text:style-name="P20"/>
      <text:p text:style-name="P21">A job is a task in Jenkins. <text:span text:style-name="T33">Configuration file is used to create the algorithm for the job to abide by, and various properties and scripts </text:span><text:span text:style-name="T35">to build and test it’s given task.</text:span></text:p>
      <text:p text:style-name="P21"/>
      <text:p text:style-name="P32">Reference: <text:a xlink:type="simple" xlink:href="https://chat.openai.com/c/f0ff2575-585c-4fcf-9a43-6d5dbb7662a4" text:style-name="Internet_20_link" text:visited-style-name="Visited_20_Internet_20_Link"><text:span text:style-name="T6">https://chat.openai.com/c/f0ff2575-585c-4fcf-9a43-6d5dbb7662a4</text:span></text:a></text:p>
      <text:p text:style-name="P32"><text:span text:style-name="T6">“</text:span><text:span text:style-name="T11">jenkins infrastructure explained”</text:span></text:p>
      <text:p text:style-name="P32"><text:span text:style-name="T11"/></text:p>
      <text:p text:style-name="P33"><text:span text:style-name="T34">Reference: </text:span><text:a xlink:type="simple" xlink:href="https://app.qa.com/course/jenkins-cicd-advanced/jenkins-infrastructure/?context_id=9599&amp;context_resource=lp" text:style-name="Internet_20_link" text:visited-style-name="Visited_20_Internet_20_Link"><text:span text:style-name="T11">https://app.qa.com/course/jenkins-cicd-advanced/jenkins-infrastructure/?context_id=9599&amp;context_resource=lp</text:span></text:a></text:p>
      <text:p text:style-name="P32"><text:span text:style-name="T11"/></text:p>
      <text:p text:style-name="P32"><text:span text:style-name="T11"/></text:p>
      <text:p text:style-name="P34"><text:span text:style-name="T11">W</text:span><text:span text:style-name="T6">e can then use Jenkins Continous deployment stage and use kubernetes or docker swarm etc.</text:span><text:span text:style-name="T12"> We can even containerize the jobs themselves. </text:span><text:span text:style-name="T13">Thus continous iintegration and deployment inside a docker </text:span><text:span text:style-name="T14">container maybe?</text:span></text:p>
      <text:p text:style-name="P32"><text:span text:style-name="T11"/></text:p>
      <text:p text:style-name="P32"><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1T19:27:57.712275302</meta:creation-date>
    <dc:date>2023-05-21T22:52:30.392749794</dc:date>
    <meta:editing-duration>PT3H22M31S</meta:editing-duration>
    <meta:editing-cycles>86</meta:editing-cycles>
    <meta:generator>LibreOffice/7.4.5.1$Linux_X86_64 LibreOffice_project/40$Build-1</meta:generator>
    <meta:document-statistic meta:table-count="0" meta:image-count="0" meta:object-count="0" meta:page-count="1" meta:paragraph-count="55" meta:word-count="1017" meta:character-count="6814" meta:non-whitespace-character-count="5801"/>
  </office:meta>
</office:document-meta>
</file>